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true" fo:wrap-option="no-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Manifestations and underlying drivers of agricultural land use change in Europe</text:p>
          </table:table-cell>
        </table:table-row>
        <table:table-row table:style-name="ro1">
          <table:table-cell office:value-type="string" calcext:value-type="string">
            <text:p>The driving forces of landscape change in Europe: A systematic review of the evidence</text:p>
          </table:table-cell>
        </table:table-row>
        <table:table-row table:style-name="ro1">
          <table:table-cell table:style-name="ce2" office:value-type="string" calcext:value-type="string">
            <text:p><text:span text:style-name="T1"><text:a xlink:href="https://onlinelibrary.wiley.com/doi/abs/10.1002/evan.20048?casa_token=uAW40aIkywgAAAAA:MA-YEuhoXkSRMC7jutaYQT7J9P5xEorrViogcMiSxhStRn4PiSPVkikYyY9FN-bS01_hIjTCznbOt50" xlink:type="simple">Genomics at the origins of agriculture, part two</text:a></text:span></text:p>
          </table:table-cell>
        </table:table-row>
        <table:table-row table:style-name="ro1">
          <table:table-cell office:value-type="string" calcext:value-type="string">
            <text:p>Impact of farm size and topography on plant and insect diversity of managed grasslands in the Alps</text:p>
          </table:table-cell>
        </table:table-row>
        <table:table-row table:style-name="ro1">
          <table:table-cell office:value-type="string" calcext:value-type="string">
            <text:p>Mitigating the impacts of the decline of traditional farming on mountain landscapes and biodiversity: a case study in the European Alps</text:p>
          </table:table-cell>
        </table:table-row>
        <table:table-row table:style-name="ro1">
          <table:table-cell office:value-type="string" calcext:value-type="string">
            <text:p>Reconciling nature conservation and traditional farming practices: a spatially explicit framework to assess the extent of High Nature Value farmlands in the European countryside</text:p>
          </table:table-cell>
        </table:table-row>
        <table:table-row table:style-name="ro1">
          <table:table-cell office:value-type="string" calcext:value-type="string">
            <text:p>Socioecological drivers facilitating biodiversity conservation in traditional farming landscap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3:31:34.372603505</meta:creation-date>
    <dc:date>2022-06-10T16:36:05.146596142</dc:date>
    <meta:editing-duration>PT6M53S</meta:editing-duration>
    <meta:editing-cycles>1</meta:editing-cycles>
    <meta:generator>LibreOffice/6.4.7.2$Linux_X86_64 LibreOffice_project/40$Build-2</meta:generator>
    <meta:document-statistic meta:table-count="1" meta:cell-count="7" meta:object-count="0"/>
  </office:meta>
</office:document-meta>
</file>